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ff6" officeooo:paragraph-rsid="000b5ff6"/>
    </style:style>
    <style:style style:name="P2" style:family="paragraph" style:parent-style-name="Standard">
      <style:text-properties officeooo:rsid="000be393" officeooo:paragraph-rsid="000cfd4d"/>
    </style:style>
    <style:style style:name="P3" style:family="paragraph" style:parent-style-name="Standard">
      <style:text-properties officeooo:rsid="000be393" officeooo:paragraph-rsid="000e6c2c"/>
    </style:style>
    <style:style style:name="P4" style:family="paragraph" style:parent-style-name="Standard">
      <style:text-properties officeooo:rsid="000e6c2c" officeooo:paragraph-rsid="000e6c2c"/>
    </style:style>
    <style:style style:name="P5" style:family="paragraph" style:parent-style-name="Standard">
      <style:text-properties officeooo:rsid="000f55d4" officeooo:paragraph-rsid="000f55d4"/>
    </style:style>
    <style:style style:name="P6" style:family="paragraph" style:parent-style-name="Standard">
      <style:text-properties officeooo:rsid="000f55d4" officeooo:paragraph-rsid="000ff73e"/>
    </style:style>
    <style:style style:name="P7" style:family="paragraph" style:parent-style-name="Standard">
      <style:text-properties officeooo:rsid="0012739f" officeooo:paragraph-rsid="0012739f"/>
    </style:style>
    <style:style style:name="T1" style:family="text">
      <style:text-properties officeooo:rsid="000b5ff6"/>
    </style:style>
    <style:style style:name="T2" style:family="text">
      <style:text-properties officeooo:rsid="000cfd4d"/>
    </style:style>
    <style:style style:name="T3" style:family="text">
      <style:text-properties officeooo:rsid="000e6c2c"/>
    </style:style>
    <style:style style:name="T4" style:family="text">
      <style:text-properties officeooo:rsid="000ff7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chapters: </text:p>
      <text:p text:style-name="P2">17 <text:span text:style-name="T2">[reinforcement learning w Nns]</text:span></text:p>
      <text:p text:style-name="P4">Markov decision processes 17.1-3. </text:p>
      <text:p text:style-name="P5">To smn up: a sequential decision problem for a fully observable, stochastic environment</text:p>
      <text:p text:style-name="P5">with a Markovian transition model and additive rewards is called a Markov decision process,</text:p>
      <text:p text:style-name="P6">or MDP, and consists of a set of states (with an initial state); a set <text:s/>of actions ACTIONS(s)). <text:span text:style-name="T4">A transition model and a reward function.</text:span></text:p>
      <text:p text:style-name="P6"/>
      <text:p text:style-name="P7">Goal → find the best policy for the MDP</text:p>
      <text:p text:style-name="P4"><text:tab/><text:span text:style-name="T1">Value iteration – each state has a unique utility. Sequence of states with the highest utility is the optimal policy. Value iteration solves the utility value for each state by setting up an equation of N values and N unknowns and then iterating towards the answer. Will converge with enough iterations.</text:span></text:p>
      <text:p text:style-name="P4"><text:span text:style-name="T1"><text:tab/>policy iteration </text:span></text:p>
      <text:p text:style-name="P3">18.<text:span text:style-name="T3">6-7</text:span> <text:span text:style-name="T2">[neural networks]</text:span> </text:p>
      <text:p text:style-name="P2">21 <text:span text:style-name="T3">[reinforcement learning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2:22:25.704162817</meta:creation-date>
    <dc:date>2017-11-06T23:11:13.353334204</dc:date>
    <meta:editing-duration>PT37M4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29" meta:character-count="805" meta:non-whitespace-character-count="679"/>
  </office:meta>
</office:document-meta>
</file>